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Bitstram Vera Sans" svg:font-family="'Bitstram Vera Sans'" style:font-adornments="Bold" style:font-family-generic="swiss"/>
    <style:font-face style:name="Helvetica1" svg:font-family="Helvetica" style:font-family-generic="swiss"/>
    <style:font-face style:name="helvetica" svg:font-family="helvetica" style:font-family-generic="swiss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Mitra Mono" svg:font-family="'Mitra Mono'" style:font-pitch="fixed"/>
    <style:font-face style:name="DejaVu Sans Mono" svg:font-family="'DejaVu Sans Mono'" style:font-family-generic="swiss" style:font-pitch="fixed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29.041cm" fo:margin-left="-0.016cm" fo:margin-right="0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79cm" style:rel-column-width="372*"/>
    </style:style>
    <style:style style:name="Table1.B" style:family="table-column">
      <style:table-column-properties style:column-width="1.709cm" style:rel-column-width="650*"/>
    </style:style>
    <style:style style:name="Table1.C" style:family="table-column">
      <style:table-column-properties style:column-width="1.318cm" style:rel-column-width="501*"/>
    </style:style>
    <style:style style:name="Table1.V" style:family="table-column">
      <style:table-column-properties style:column-width="1.184cm" style:rel-column-width="450*"/>
    </style:style>
    <style:style style:name="Table1.1" style:family="table-row">
      <style:table-row-properties style:keep-together="true"/>
    </style:style>
    <style:style style:name="Table1.A1" style:family="table-cell" style:data-style-name="N10100">
      <style:table-cell-properties style:vertical-align="middle" fo:background-color="transparent" fo:padding="0.097cm" fo:border-left="none" fo:border-right="0.002cm solid #666666" fo:border-top="none" fo:border-bottom="none">
        <style:background-image/>
      </style:table-cell-properties>
    </style:style>
    <style:style style:name="Table1.B1" style:family="table-cell" style:data-style-name="N10100">
      <style:table-cell-properties style:vertical-align="middle" fo:background-color="#0000ff" fo:padding="0cm" fo:border-left="0.002cm solid #666666" fo:border-right="none" fo:border-top="0.002cm solid #666666" fo:border-bottom="0.002cm solid #666666">
        <style:background-image/>
      </style:table-cell-properties>
    </style:style>
    <style:style style:name="Table1.V1" style:family="table-cell" style:data-style-name="N10100">
      <style:table-cell-properties style:vertical-align="middle" fo:background-color="#0000ff" fo:padding="0cm" fo:border="0.002cm solid #666666">
        <style:background-image/>
      </style:table-cell-properties>
    </style:style>
    <style:style style:name="Table1.A2" style:family="table-cell" style:data-style-name="N10100">
      <style:table-cell-properties style:vertical-align="middle" fo:background-color="transparent" fo:padding="0.097cm" fo:border-left="none" fo:border-right="0.002cm solid #666666" fo:border-top="none" fo:border-bottom="0.002cm solid #666666">
        <style:background-image/>
      </style:table-cell-properties>
    </style:style>
    <style:style style:name="Table1.B2" style:family="table-cell">
      <style:table-cell-properties style:vertical-align="middle" fo:background-color="#0000ff" fo:padding="0cm" fo:border-left="0.002cm solid #666666" fo:border-right="none" fo:border-top="none" fo:border-bottom="0.002cm solid #666666">
        <style:background-image/>
      </style:table-cell-properties>
    </style:style>
    <style:style style:name="Table1.U2" style:family="table-cell" style:data-style-name="N10000">
      <style:table-cell-properties style:vertical-align="middle" fo:background-color="#0000ff" fo:padding="0cm" fo:border-left="0.002cm solid #666666" fo:border-right="none" fo:border-top="none" fo:border-bottom="0.002cm solid #666666">
        <style:background-image/>
      </style:table-cell-properties>
    </style:style>
    <style:style style:name="Table1.V2" style:family="table-cell">
      <style:table-cell-properties style:vertical-align="middle" fo:background-color="#0000ff" fo:padding="0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 style:data-style-name="N10100">
      <style:table-cell-properties style:vertical-align="middle" fo:background-color="#0000ff" fo:padding="0cm" fo:border-left="0.002cm solid #666666" fo:border-right="none" fo:border-top="none" fo:border-bottom="0.002cm solid #666666">
        <style:background-image/>
      </style:table-cell-properties>
    </style:style>
    <style:style style:name="Table1.B3.1.1" style:family="table-cell">
      <style:table-cell-properties style:vertical-align="middle" fo:background-color="#ffffff" fo:padding="0cm" fo:border-left="0.002cm solid #666666" fo:border-right="none" fo:border-top="none" fo:border-bottom="0.002cm solid #666666">
        <style:background-image/>
      </style:table-cell-properties>
    </style:style>
    <style:style style:name="Table1.V3.1.1" style:family="table-cell">
      <style:table-cell-properties style:vertical-align="middle" fo:background-color="#ffffff" fo:padding="0cm" fo:border-left="0.002cm solid #666666" fo:border-right="0.002cm solid #666666" fo:border-top="none" fo:border-bottom="0.002cm solid #666666">
        <style:background-image/>
      </style:table-cell-properties>
    </style:style>
    <style:style style:name="Table1.B7.1" style:family="table-row">
      <style:table-row-properties fo:background-color="transparent" style:keep-together="true">
        <style:background-image/>
      </style:table-row-properties>
    </style:style>
    <style:style style:name="Table1.B7.1.1" style:family="table-cell">
      <style:table-cell-properties style:vertical-align="middle" fo:background-color="#ffffff" fo:padding="0cm" fo:border-left="0.002cm solid #666666" fo:border-right="none" fo:border-top="none" fo:border-bottom="0.002cm solid #666666" style:writing-mode="page">
        <style:background-image/>
      </style:table-cell-properties>
    </style:style>
    <style:style style:name="Table1.V7.1.1" style:family="table-cell">
      <style:table-cell-properties style:vertical-align="middle" fo:background-color="#ffffff" fo:padding="0cm" fo:border-left="0.002cm solid #666666" fo:border-right="0.002cm solid #666666" fo:border-top="none" fo:border-bottom="0.002cm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Bitstream Vera Sans1" fo:font-size="16pt" style:font-size-asian="16pt"/>
    </style:style>
    <style:style style:name="P2" style:family="paragraph" style:parent-style-name="Standard">
      <style:text-properties style:font-name="DejaVu Sans Mono" fo:font-size="10pt" style:font-size-asian="10.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Bitstream Vera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text:number-lines="false" text:line-number="0"/>
      <style:text-properties fo:color="#000000" style:text-outline="false" style:text-line-through-style="none" style:font-name="Thorndale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text:number-lines="false" text:line-number="0"/>
      <style:text-properties fo:color="#000000" style:text-outline="false" style:text-line-through-styl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Thorndal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style:font-name="Courier 10 Pitch" fo:font-size="12pt" style:font-size-asian="12pt" style:font-size-complex="12pt"/>
    </style:style>
    <style:style style:name="T2" style:family="text">
      <style:text-properties fo:font-weight="bold"/>
    </style:style>
    <style:style style:name="T3" style:family="text">
      <style:text-properties style:font-size-complex="12pt"/>
    </style:style>
    <style:style style:name="T4" style:family="text">
      <style:text-properties style:font-name="DejaVu Sans Mono" fo:font-size="10pt" style:font-size-asian="10.5pt" style:font-size-complex="12pt"/>
    </style:style>
    <style:style style:name="T5" style:family="text">
      <style:text-properties fo:color="#000000" style:text-outline="false" style:text-line-through-styl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weight-asian="bold"/>
    </style:style>
    <style:style style:name="T8" style:family="text">
      <style:text-properties style:font-size-complex="16pt"/>
    </style:style>
    <style:style style:name="T9" style:family="text">
      <style:text-properties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8227*" fo:start-indent="0cm" fo:end-indent="0cm"/>
          <style:column style:rel-width="822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 (simple compiler)</text:h>
      <text:p text:style-name="Standard">Lenguaje simple, fuertemente tipado, con declaracion explicita de variables y tipos, aunque soporta la declaracion implicita de variables (sus tipos son inferidos del contexto en el que son utilizadas).</text:p>
      <text:p text:style-name="Standard"><text:span text:style-name="T1"/></text:p>
      <text:p text:style-name="P1">Sintaxis BNF del lenguaje:</text:p>
      <text:section text:style-name="Sect1" text:name="Section1">
        <text:p text:style-name="P2"><text:span text:style-name="T4"><text:tab/>programa<text:tab/>:<text:tab/>bloque</text:span></text:p>
        <text:p text:style-name="P2"><text:span text:style-name="T4"><text:tab/><text:tab/><text:tab/>;</text:span><text:span text:style-name="T3"></text:span></text:p>
        <text:p text:style-name="P2"><text:span text:style-name="T3"/></text:p>
        <text:p text:style-name="P2"><text:span text:style-name="T3"><text:tab/>bloque<text:tab/><text:tab/>:<text:tab/>declaracion</text:span></text:p>
        <text:p text:style-name="P2"><text:span text:style-name="T3"><text:tab/><text:tab/><text:tab/>|<text:tab/>asignacion</text:span></text:p>
        <text:p text:style-name="P2"><text:span text:style-name="T3"><text:tab/><text:tab/><text:tab/>|<text:tab/>decision</text:span></text:p>
        <text:p text:style-name="P2"><text:span text:style-name="T3"><text:tab/><text:tab/><text:tab/>|<text:tab/>iteracion</text:span></text:p>
        <text:p text:style-name="P2"><text:span text:style-name="T3"><text:tab/><text:tab/><text:tab/>|<text:tab/>declaracion bloque</text:span></text:p>
        <text:p text:style-name="P2"><text:span text:style-name="T3"><text:tab/><text:tab/><text:tab/>|<text:tab/>asignacion bloque</text:span></text:p>
        <text:p text:style-name="P2"><text:span text:style-name="T3"><text:tab/><text:tab/><text:tab/>|<text:tab/>decision bloque</text:span></text:p>
        <text:p text:style-name="P2"><text:span text:style-name="T3"><text:tab/><text:tab/><text:tab/>|<text:tab/>iteracion bloque</text:span></text:p>
        <text:p text:style-name="P2"><text:span text:style-name="T3"><text:tab/><text:tab/><text:tab/>|<text:tab/>error ';'</text:span></text:p>
        <text:p text:style-name="P2"><text:span text:style-name="T3"><text:tab/><text:tab/><text:tab/>|<text:tab/>error ';' bloque</text:span></text:p>
        <text:p text:style-name="P2"><text:span text:style-name="T4"><text:tab/><text:tab/><text:tab/>;</text:span><text:span text:style-name="T3"></text:span></text:p>
        <text:p text:style-name="P2"><text:span text:style-name="T3"/></text:p>
        <text:p text:style-name="P2"><text:span text:style-name="T3"><text:tab/>declaracion<text:tab/>:<text:tab/>INT IDENTIFICADOR ';'</text:span></text:p>
        <text:p text:style-name="P2"><text:span text:style-name="T3"><text:tab/><text:tab/><text:tab/>|<text:tab/>INT IDENTIFICADOR '=' expresion ';'</text:span></text:p>
        <text:p text:style-name="P2"><text:span text:style-name="T3"><text:tab/><text:tab/><text:tab/>|<text:tab/>BOOL IDENTIFICADOR ';'</text:span></text:p>
        <text:p text:style-name="P2"><text:span text:style-name="T3"><text:tab/><text:tab/><text:tab/>|<text:tab/>BOOL IDENTIFICADOR '=' expresion ';'</text:span></text:p>
        <text:p text:style-name="P2"><text:span text:style-name="T3"><text:tab/><text:tab/><text:tab/>;</text:span></text:p>
        <text:p text:style-name="P2"><text:span text:style-name="T3"/></text:p>
        <text:p text:style-name="P2"><text:span text:style-name="T3"><text:tab/></text:span><text:span text:style-name="T4">asignacion<text:tab/>:<text:tab/>IDENTIFICADOR '=' expresion ';'</text:span></text:p>
        <text:p text:style-name="P2"><text:span text:style-name="T3"><text:tab/><text:tab/><text:tab/>;</text:span></text:p>
        <text:p text:style-name="P2"><text:span text:style-name="T3"/></text:p>
        <text:p text:style-name="P2"><text:span text:style-name="T3"><text:tab/></text:span><text:span text:style-name="T4">expresion<text:tab/>:<text:tab/>termino</text:span></text:p>
        <text:p text:style-name="P2"><text:span text:style-name="T3"><text:tab/><text:tab/><text:tab/>|<text:tab/>expresion '-' termino</text:span></text:p>
        <text:p text:style-name="P2"><text:span text:style-name="T3"><text:tab/><text:tab/><text:tab/>|<text:tab/>expresion '+' termino</text:span></text:p>
        <text:p text:style-name="P2"><text:span text:style-name="T3"><text:tab/><text:tab/><text:tab/>|<text:tab/>expresion OR termino</text:span></text:p>
        <text:p text:style-name="P2"><text:span text:style-name="T3"><text:tab/><text:tab/><text:tab/>|<text:tab/>comparacion</text:span></text:p>
        <text:p text:style-name="P2"><text:span text:style-name="T3"><text:tab/><text:tab/><text:tab/>;</text:span></text:p>
        <text:p text:style-name="P2"><text:span text:style-name="T3"/></text:p>
        <text:p text:style-name="P2"><text:span text:style-name="T3"><text:tab/></text:span><text:span text:style-name="T4">termino<text:tab/>:<text:tab/>factor</text:span></text:p>
        <text:p text:style-name="P2"><text:span text:style-name="T3"><text:tab/><text:tab/><text:tab/>|<text:tab/>termino '*' factor</text:span></text:p>
        <text:p text:style-name="P2"><text:span text:style-name="T3"><text:tab/><text:tab/><text:tab/>|<text:tab/>termino '/' factor</text:span></text:p>
        <text:p text:style-name="P2"><text:span text:style-name="T3"><text:tab/><text:tab/><text:tab/>|<text:tab/>termino AND factor</text:span></text:p>
        <text:p text:style-name="P2"><text:span text:style-name="T3"><text:tab/><text:tab/><text:tab/>|<text:tab/>'!' factor</text:span></text:p>
        <text:p text:style-name="P2"><text:span text:style-name="T4"><text:tab/><text:tab/><text:tab/>;</text:span><text:span text:style-name="T3"></text:span></text:p>
        <text:p text:style-name="P2"><text:span text:style-name="T3"/></text:p>
        <text:p text:style-name="P2"><text:span text:style-name="T3"/></text:p>
        <text:p text:style-name="P2"><text:span text:style-name="T3"><text:tab/>factor<text:tab/><text:tab/>:<text:tab/>IDENTIFICADOR</text:span></text:p>
        <text:p text:style-name="P2"><text:span text:style-name="T3"><text:tab/><text:tab/><text:tab/>|<text:tab/>NUMERO</text:span></text:p>
        <text:p text:style-name="P2"><text:span text:style-name="T3"><text:tab/><text:tab/><text:tab/>|<text:tab/>T</text:span></text:p>
        <text:p text:style-name="P2"><text:span text:style-name="T3"><text:tab/><text:tab/><text:tab/>|<text:tab/>F</text:span></text:p>
        <text:p text:style-name="P2"><text:span text:style-name="T3"><text:tab/><text:tab/><text:tab/>|<text:tab/>'(' expresion ')'</text:span></text:p>
        <text:p text:style-name="P2"><text:span text:style-name="T3"><text:tab/><text:tab/><text:tab/>;</text:span></text:p>
        <text:p text:style-name="P2"><text:span text:style-name="T3"/></text:p>
        <text:p text:style-name="P2"><text:span text:style-name="T3"><text:tab/></text:span><text:span text:style-name="T4">comparacion<text:tab/>:<text:tab/>expresion '&gt;' expresion</text:span></text:p>
        <text:p text:style-name="P2"><text:span text:style-name="T3"><text:tab/><text:tab/><text:tab/>|<text:tab/>expresion '&lt;' expresion</text:span></text:p>
        <text:p text:style-name="P2"><text:span text:style-name="T3"><text:tab/><text:tab/><text:tab/>|<text:tab/>expresion MAYOR_IGUAL expresion</text:span></text:p>
        <text:p text:style-name="P2"><text:span text:style-name="T3"><text:tab/><text:tab/><text:tab/>|<text:tab/>expresion MENOR_IGUAL expresion</text:span></text:p>
        <text:p text:style-name="P2"><text:span text:style-name="T3"><text:tab/><text:tab/><text:tab/>|<text:tab/>expresion IGUAL expresion</text:span></text:p>
        <text:p text:style-name="P2"><text:span text:style-name="T3"><text:tab/><text:tab/><text:tab/>|<text:tab/>expresion DISTINTO expresion</text:span></text:p>
        <text:p text:style-name="P2"><text:span text:style-name="T4"><text:tab/><text:tab/><text:tab/>;</text:span></text:p>
        <text:p text:style-name="P2"><text:span text:style-name="T4"/></text:p>
        <text:p text:style-name="P2"><text:span text:style-name="T3"><text:tab/>decision<text:tab/>:<text:tab/>IF '(' expresion ')' '{' bloque '}'</text:span></text:p>
        <text:p text:style-name="P2"><text:span text:style-name="T3"><text:tab/><text:tab/><text:tab/>|<text:tab/>IF '(' expresion ')' '{' bloque '}'</text:span></text:p>
        <text:p text:style-name="P2"><text:span text:style-name="T3"><text:tab/><text:tab/><text:tab/><text:tab/>ELSE '{' bloque '}'</text:span></text:p>
        <text:p text:style-name="P2"><text:span text:style-name="T3"><text:tab/><text:tab/><text:tab/>;</text:span></text:p>
        <text:p text:style-name="P2"><text:span text:style-name="T3"/></text:p>
        <text:p text:style-name="P2"><text:span text:style-name="T3"></text:span><text:span text:style-name="T4"><text:tab/>iteracion<text:tab/>:<text:tab/>WHILE '(' expresion ')' '{' bloque '}'</text:span></text:p>
        <text:p text:style-name="Standard"><text:span text:style-name="T4"><text:tab/><text:tab/><text:tab/>;</text:span></text:p>
      </text:section>
      <text:p text:style-name="P3">Matriz de Adyacencia:</text:p>
      <text:p text:style-name="Standard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9"/>
        <table:table-column table:style-name="Table1.V"/>
        <table:table-row table:style-name="Table1.1">
          <table:table-cell table:style-name="Table1.A1" office:value-type="float">
            <text:p text:style-name="P9"/>
          </table:table-cell>
          <table:table-cell table:style-name="Table1.B1" office:value-type="float" office:value="0">
            <text:p text:style-name="P9">0</text:p>
          </table:table-cell>
          <table:table-cell table:style-name="Table1.B1" office:value-type="float" office:value="0">
            <text:p text:style-name="P9">1</text:p>
          </table:table-cell>
          <table:table-cell table:style-name="Table1.B1" office:value-type="float" office:value="0">
            <text:p text:style-name="P9">2</text:p>
          </table:table-cell>
          <table:table-cell table:style-name="Table1.B1" office:value-type="float" office:value="0">
            <text:p text:style-name="P9">3</text:p>
          </table:table-cell>
          <table:table-cell table:style-name="Table1.B1" office:value-type="float" office:value="0">
            <text:p text:style-name="P9">4</text:p>
          </table:table-cell>
          <table:table-cell table:style-name="Table1.B1" office:value-type="float" office:value="0">
            <text:p text:style-name="P9">5</text:p>
          </table:table-cell>
          <table:table-cell table:style-name="Table1.B1" office:value-type="float" office:value="0">
            <text:p text:style-name="P9">6</text:p>
          </table:table-cell>
          <table:table-cell table:style-name="Table1.B1" office:value-type="float" office:value="0">
            <text:p text:style-name="P9">7</text:p>
          </table:table-cell>
          <table:table-cell table:style-name="Table1.B1" office:value-type="float" office:value="0">
            <text:p text:style-name="P9">8</text:p>
          </table:table-cell>
          <table:table-cell table:style-name="Table1.B1" office:value-type="float" office:value="0">
            <text:p text:style-name="P9">9</text:p>
          </table:table-cell>
          <table:table-cell table:style-name="Table1.B1" office:value-type="float" office:value="0">
            <text:p text:style-name="P9">10</text:p>
          </table:table-cell>
          <table:table-cell table:style-name="Table1.B1" office:value-type="float" office:value="0">
            <text:p text:style-name="P9">11</text:p>
          </table:table-cell>
          <table:table-cell table:style-name="Table1.B1" office:value-type="float" office:value="0">
            <text:p text:style-name="P9">12</text:p>
          </table:table-cell>
          <table:table-cell table:style-name="Table1.B1" office:value-type="float" office:value="0">
            <text:p text:style-name="P9">13</text:p>
          </table:table-cell>
          <table:table-cell table:style-name="Table1.B1" office:value-type="float" office:value="0">
            <text:p text:style-name="P9">14</text:p>
          </table:table-cell>
          <table:table-cell table:style-name="Table1.B1" office:value-type="float" office:value="0">
            <text:p text:style-name="P9">15</text:p>
          </table:table-cell>
          <table:table-cell table:style-name="Table1.B1" office:value-type="float" office:value="0">
            <text:p text:style-name="P9">16</text:p>
          </table:table-cell>
          <table:table-cell table:style-name="Table1.B1" office:value-type="float" office:value="0">
            <text:p text:style-name="P9">17</text:p>
          </table:table-cell>
          <table:table-cell table:style-name="Table1.B1" office:value-type="float" office:value="0">
            <text:p text:style-name="P9">18</text:p>
          </table:table-cell>
          <table:table-cell table:style-name="Table1.B1" office:value-type="float" office:value="0">
            <text:p text:style-name="P9">19</text:p>
          </table:table-cell>
          <table:table-cell table:style-name="Table1.V1" office:value-type="float" office:value="0">
            <text:p text:style-name="P9">20</text:p>
          </table:table-cell>
        </table:table-row>
        <table:table-row table:style-name="Table1.1">
          <table:table-cell table:style-name="Table1.A2" office:value-type="float">
            <text:p text:style-name="P11"/>
          </table:table-cell>
          <table:table-cell table:style-name="Table1.B2" office:value-type="string">
            <text:p text:style-name="P12">digito</text:p>
          </table:table-cell>
          <table:table-cell table:style-name="Table1.B2" office:value-type="string">
            <text:p text:style-name="P12">letra</text:p>
          </table:table-cell>
          <table:table-cell table:style-name="Table1.B2" office:value-type="string">
            <text:p text:style-name="P10">=</text:p>
          </table:table-cell>
          <table:table-cell table:style-name="Table1.B2" office:value-type="string">
            <text:p text:style-name="P10">&gt;</text:p>
          </table:table-cell>
          <table:table-cell table:style-name="Table1.B2" office:value-type="string">
            <text:p text:style-name="P10">&lt;</text:p>
          </table:table-cell>
          <table:table-cell table:style-name="Table1.B2" office:value-type="string">
            <text:p text:style-name="P10">!</text:p>
          </table:table-cell>
          <table:table-cell table:style-name="Table1.B2" office:value-type="string">
            <text:p text:style-name="P10">&amp;</text:p>
          </table:table-cell>
          <table:table-cell table:style-name="Table1.B2" office:value-type="string">
            <text:p text:style-name="P10">|</text:p>
          </table:table-cell>
          <table:table-cell table:style-name="Table1.B2" office:value-type="string">
            <text:p text:style-name="P10">/</text:p>
          </table:table-cell>
          <table:table-cell table:style-name="Table1.B2" office:value-type="string">
            <text:p text:style-name="P10">*</text:p>
          </table:table-cell>
          <table:table-cell table:style-name="Table1.B2" office:value-type="string">
            <text:p text:style-name="P10">+</text:p>
          </table:table-cell>
          <table:table-cell table:style-name="Table1.B2" office:value-type="string">
            <text:p text:style-name="P10">-</text:p>
          </table:table-cell>
          <table:table-cell table:style-name="Table1.B2" office:value-type="string">
            <text:p text:style-name="P10">(</text:p>
          </table:table-cell>
          <table:table-cell table:style-name="Table1.B2" office:value-type="string">
            <text:p text:style-name="P10">)</text:p>
          </table:table-cell>
          <table:table-cell table:style-name="Table1.B2" office:value-type="string">
            <text:p text:style-name="P10">{</text:p>
          </table:table-cell>
          <table:table-cell table:style-name="Table1.B2" office:value-type="string">
            <text:p text:style-name="P10">}</text:p>
          </table:table-cell>
          <table:table-cell table:style-name="Table1.B2" office:value-type="string">
            <text:p text:style-name="P10">;</text:p>
          </table:table-cell>
          <table:table-cell table:style-name="Table1.B2" office:value-type="string">
            <text:p text:style-name="P10">\t</text:p>
          </table:table-cell>
          <table:table-cell table:style-name="Table1.B2" office:value-type="string">
            <text:p text:style-name="P10">\n</text:p>
          </table:table-cell>
          <table:table-cell table:style-name="Table1.U2" office:value-type="float">
            <text:p text:style-name="P10"/>
          </table:table-cell>
          <table:table-cell table:style-name="Table1.V2" office:value-type="string">
            <text:p text:style-name="P12">otro</text:p>
          </table:table-cell>
        </table:table-row>
        <table:table-row table:style-name="Table1.1">
          <table:table-cell table:style-name="Table1.A3" office:value-type="float" office:value="0">
            <text:p text:style-name="P4">0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3.1.1" office:value-type="string">
                  <text:p text:style-name="P6">1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inic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2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inic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3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4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5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6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7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8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9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multiplic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mas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menos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parentesis_a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parentesis_c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llave_a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llave_c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puntoycoma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0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0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0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1">
                <table:table-cell table:style-name="Table1.V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V3.1.1" office:value-type="string">
                  <text:p text:style-name="P5">error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1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3.1.1" office:value-type="string">
                  <text:p text:style-name="P6">1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concat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cte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1">
                <table:table-cell table:style-name="Table1.V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V3.1.1" office:value-type="string">
                  <text:p text:style-name="P5">fin_cte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2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3.1.1" office:value-type="string">
                  <text:p text:style-name="P6">2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concat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2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concat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5">fin_id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1">
                <table:table-cell table:style-name="Table1.V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V3.1.1" office:value-type="string">
                  <text:p text:style-name="P5">fin_id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3</text:p>
          </table:table-cell>
          <table:table-cell>
            <table:table table:is-sub-table="true">
              <table:table-column table:style-name="Table1.B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igua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1">
                <table:table-cell table:style-name="Table1.B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B3.1.1" office:value-type="string">
                  <text:p text:style-name="P8">asignacion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1">
                <table:table-cell table:style-name="Table1.V3.1.1" office:value-type="string">
                  <text:p text:style-name="P6">F</text:p>
                </table:table-cell>
              </table:table-row>
              <table:table-row table:style-name="Table1.1">
                <table:table-cell table:style-name="Table1.V3.1.1" office:value-type="string">
                  <text:p text:style-name="P8">asignacion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4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igua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ayor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mayor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5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igua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menor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menor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6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stinto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ot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not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7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and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error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8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error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error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9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division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F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division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10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1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null</text:p>
                </table:table-cell>
              </table:table-row>
            </table:table>
          </table:table-cell>
        </table:table-row>
        <table:table-row table:style-name="Table1.1">
          <table:table-cell table:style-name="Table1.A3" office:value-type="float" office:value="0">
            <text:p text:style-name="P4">11</text:p>
          </table:table-cell>
          <table:table-cell>
            <table:table table:is-sub-table="true">
              <table:table-column table:style-name="Table1.B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1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C"/>
              <table:table-row table:style-name="Table1.B7.1">
                <table:table-cell table:style-name="Table1.B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B7.1.1" office:value-type="string">
                  <text:p text:style-name="P8">null</text:p>
                </table:table-cell>
              </table:table-row>
            </table:table>
          </table:table-cell>
          <table:table-cell>
            <table:table table:is-sub-table="true">
              <table:table-column table:style-name="Table1.V"/>
              <table:table-row table:style-name="Table1.B7.1">
                <table:table-cell table:style-name="Table1.V7.1.1" office:value-type="string">
                  <text:p text:style-name="P7">10</text:p>
                </table:table-cell>
              </table:table-row>
              <table:table-row table:style-name="Table1.B7.1">
                <table:table-cell table:style-name="Table1.V7.1.1" office:value-type="string">
                  <text:p text:style-name="P8">null</text:p>
                </table:table-cell>
              </table:table-row>
            </table:table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Bitstram Vera Sans" svg:font-family="'Bitstram Vera Sans'" style:font-adornments="Bold" style:font-family-generic="swiss"/>
    <style:font-face style:name="Helvetica1" svg:font-family="Helvetica" style:font-family-generic="swiss"/>
    <style:font-face style:name="helvetica" svg:font-family="helvetica" style:font-family-generic="swiss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Mitra Mono" svg:font-family="'Mitra Mono'" style:font-pitch="fixed"/>
    <style:font-face style:name="DejaVu Sans Mono" svg:font-family="'DejaVu Sans Mono'" style:font-family-generic="swiss" style:font-pitch="fixed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size="10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am Vera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512cm" style:type="center"/>
          <style:tab-stop style:position="29.02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de" style:family="paragraph" style:parent-style-name="Text_20_body" style:auto-update="true" style:class="text">
      <style:text-properties style:font-name="Courier 10 Pitch1" style:font-size-asian="10.5pt"/>
    </style:style>
    <style:style style:name="Code" style:family="paragraph" style:parent-style-name="Standard">
      <style:text-properties style:font-name="Bitstream Vera San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page-layout style:name="pm1">
      <style:page-layout-properties fo:page-width="29.699cm" fo:page-height="20.999cm" style:num-format="1" style:print-orientation="landscape" fo:margin-top="0.318cm" fo:margin-bottom="0.415cm" fo:margin-left="0.344cm" fo:margin-right="0.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Teoria de Compiladores I – Entrega Final – Documentacion ::: Jose Nahuel Cuesta Luengo : 7211/3 : nahuelcuestaluengo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ose Luengo</meta:initial-creator>
    <meta:creation-date>2007-08-05T21:46:19</meta:creation-date>
    <dc:creator>Jose Luengo</dc:creator>
    <dc:date>2007-08-05T23:08:23</dc:date>
    <dc:language>es-AR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13" meta:word-count="734" meta:character-count="3341"/>
  </office:meta>
</office:document-meta>
</file>